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74pt solid #000000" fo:border-left="none" fo:border-right="none" fo:border-top="0.74pt solid #000000"/>
    </style:style>
    <style:style style:name="ce3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fo:border-bottom="0.74pt solid #000000" fo:border-left="none" fo:border-right="none" fo:border-top="0.74pt solid #000000"/>
    </style:style>
    <style:style style:name="ce2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mepage" table:style-name="ta1">
        <table:table-column table:style-name="co1" table:default-cell-style-name="Default"/>
        <table:table-column table:style-name="co1" table:default-cell-style-name="ce15"/>
        <table:table-column table:style-name="co1" table:number-columns-repeated="2" table:default-cell-style-name="ce25"/>
        <table:table-column table:style-name="co1" table:default-cell-style-name="ce26"/>
        <table:table-column table:style-name="co1" table:number-columns-repeated="3" table:default-cell-style-name="Default"/>
        <table:table-column table:style-name="co1" table:number-columns-repeated="2" table:default-cell-style-name="ce25"/>
        <table:table-column table:style-name="co1" table:default-cell-style-name="ce26"/>
        <table:table-row table:style-name="ro1">
          <table:table-cell table:style-name="ce13" office:value-type="string" calcext:value-type="string">
            <text:p>Site URL:</text:p>
          </table:table-cell>
          <table:table-cell table:style-name="ce14" office:value-type="string" calcext:value-type="string" table:number-columns-spanned="3" table:number-rows-spanned="1">
            <text:p><text:a xlink:href="https://shop.polymer-project.org/" xlink:type="simple">https://shop.polymer-project.org/</text:a>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  <table:table-cell table:style-name="ce15" office:value-type="string" calcext:value-type="string">
            <text:p>TC14:</text:p>
          </table:table-cell>
          <table:table-cell office:value-type="string" calcext:value-type="string">
            <text:p>Scenario: Men’s Outerwear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web page with the search bar</text:p>
            <text:p>When the user types &lt;URL&gt; into the search bar</text:p>
            <text:p>Then the user is redirected to the &lt;URL&gt; pag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clicks the Men’s Outerwear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age can be navigated to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23"/>
          <table:table-cell table:style-name="ce30" table:number-columns-spanned="3" table:number-rows-spanned="1"/>
          <table:covered-table-cell table:number-columns-repeated="2" table:style-name="ce24"/>
          <table:table-cell table:number-columns-repeated="2"/>
          <table:table-cell table:style-name="ce15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office:value-type="string" calcext:value-type="string">
            <text:p>Scenario: User sees the correct URL</text:p>
          </table:table-cell>
          <table:table-cell table:number-columns-repeated="4"/>
          <table:table-cell table:style-name="ce15" office:value-type="string" calcext:value-type="string">
            <text:p>TC15:</text:p>
          </table:table-cell>
          <table:table-cell office:value-type="string" calcext:value-type="string">
            <text:p>Scenario: Ladies Outerwear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clicks the Ladies Outerwear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3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" xlink:type="simple">https://shop.polymer-project.org/</text:a> </text:p>
            <text:p>Is displayed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24"/>
          <table:table-cell table:style-name="ce30" table:number-columns-spanned="3" table:number-rows-spanned="1"/>
          <table:covered-table-cell table:number-columns-repeated="2" table:style-name="ce24"/>
          <table:table-cell table:number-columns-repeated="2"/>
          <table:table-cell table:style-name="ce15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4"/>
          <table:table-cell table:style-name="ce15" office:value-type="string" calcext:value-type="string">
            <text:p>TC16:</text:p>
          </table:table-cell>
          <table:table-cell office:value-type="string" calcext:value-type="string">
            <text:p>Scenario: Men’s T-Shirts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clicks the Men’s T-Shirts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3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Correct &lt;Title&gt;: Home - SHOP </text:p>
            <text:p>Is displayed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5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office:value-type="string" calcext:value-type="string">
            <text:p>Scenario: SHOP button is interactable on the homepage</text:p>
          </table:table-cell>
          <table:table-cell table:number-columns-repeated="4"/>
          <table:table-cell table:style-name="ce15" office:value-type="string" calcext:value-type="string">
            <text:p>TC17:</text:p>
          </table:table-cell>
          <table:table-cell office:value-type="string" calcext:value-type="string">
            <text:p>Scenario: Ladies T-Shirts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clicks the Ladies T-Shirts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4"/>
          <table:table-cell table:style-name="ce15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office:value-type="string" calcext:value-type="string">
            <text:p>Scenario: Cart button is interactable on the homepage</text:p>
          </table:table-cell>
          <table:table-cell table:number-columns-repeated="4"/>
          <table:table-cell table:style-name="ce15" office:value-type="string" calcext:value-type="string">
            <text:p>TC18:</text:p>
          </table:table-cell>
          <table:table-cell office:value-type="string" calcext:value-type="string">
            <text:p>Scenario: Men’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Men’s Outerwear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4"/>
          <table:table-cell table:style-name="ce15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office:value-type="string" calcext:value-type="string">
            <text:p>Scenario: Men’s Outerwear button is interactable on the homepage</text:p>
          </table:table-cell>
          <table:table-cell table:number-columns-repeated="4"/>
          <table:table-cell table:style-name="ce15" office:value-type="string" calcext:value-type="string">
            <text:p>TC19:</text:p>
          </table:table-cell>
          <table:table-cell office:value-type="string" calcext:value-type="string">
            <text:p>Scenario: Ladie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Ladies Outerwear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4"/>
          <table:table-cell table:style-name="ce15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office:value-type="string" calcext:value-type="string">
            <text:p>Scenario: Ladies Outerwear button is interactable on the homepage</text:p>
          </table:table-cell>
          <table:table-cell table:number-columns-repeated="4"/>
          <table:table-cell table:style-name="ce15" office:value-type="string" calcext:value-type="string">
            <text:p>TC20:</text:p>
          </table:table-cell>
          <table:table-cell office:value-type="string" calcext:value-type="string">
            <text:p>Scenario: Men’s T-Shirts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Men’s T-Shirts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4"/>
          <table:table-cell table:style-name="ce15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8:</text:p>
          </table:table-cell>
          <table:table-cell office:value-type="string" calcext:value-type="string">
            <text:p>Scenario: Men’s T-Shirts button is interactable on the homepage</text:p>
          </table:table-cell>
          <table:table-cell table:number-columns-repeated="4"/>
          <table:table-cell table:style-name="ce15" office:value-type="string" calcext:value-type="string">
            <text:p>TC21:</text:p>
          </table:table-cell>
          <table:table-cell office:value-type="string" calcext:value-type="string">
            <text:p>Scenario: Ladies T-Shirts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Ladies T-Shirts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4"/>
          <table:table-cell table:style-name="ce15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9:</text:p>
          </table:table-cell>
          <table:table-cell office:value-type="string" calcext:value-type="string">
            <text:p>Scenario: Ladies T-Shirts button is interactable on the homepage</text:p>
          </table:table-cell>
          <table:table-cell table:number-columns-repeated="4"/>
          <table:table-cell table:style-name="ce15" office:value-type="string" calcext:value-type="string">
            <text:p>TC22:</text:p>
          </table:table-cell>
          <table:table-cell office:value-type="string" calcext:value-type="string">
            <text:p>Scenario: Men’s Outerwear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Men’s Outerwear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4"/>
          <table:table-cell table:style-name="ce31"/>
          <table:table-cell table:style-name="ce24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0:</text:p>
          </table:table-cell>
          <table:table-cell office:value-type="string" calcext:value-type="string">
            <text:p>Scenario: Men’s Outerwear image link is interactable on the homepage</text:p>
          </table:table-cell>
          <table:table-cell table:number-columns-repeated="4"/>
          <table:table-cell table:style-name="ce15" office:value-type="string" calcext:value-type="string">
            <text:p>TC23:</text:p>
          </table:table-cell>
          <table:table-cell office:value-type="string" calcext:value-type="string">
            <text:p>Scenario: Ladies Outerwear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Men’s Outerwear image</text:p>
            <text:p>Then the user sees that the image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Ladies Outerwear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1:</text:p>
          </table:table-cell>
          <table:table-cell office:value-type="string" calcext:value-type="string">
            <text:p>Scenario: Ladies Outerwear image link is interactable on the homepage</text:p>
          </table:table-cell>
          <table:table-cell table:number-columns-repeated="4"/>
          <table:table-cell table:style-name="ce15" office:value-type="string" calcext:value-type="string">
            <text:p>TC24:</text:p>
          </table:table-cell>
          <table:table-cell office:value-type="string" calcext:value-type="string">
            <text:p>Scenario: Men’s T-Shirts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Ladies Outerwear image</text:p>
            <text:p>Then the user sees that the image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Men’s T-Shirts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2:</text:p>
          </table:table-cell>
          <table:table-cell office:value-type="string" calcext:value-type="string">
            <text:p>Scenario: Men’s T-Shirts image link is interactable on the homepage</text:p>
          </table:table-cell>
          <table:table-cell table:number-columns-repeated="4"/>
          <table:table-cell table:style-name="ce15" office:value-type="string" calcext:value-type="string">
            <text:p>TC25:</text:p>
          </table:table-cell>
          <table:table-cell office:value-type="string" calcext:value-type="string">
            <text:p>Scenario: Ladies T-Shirts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Men’s T-Shirts image</text:p>
            <text:p>Then the user sees that the image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Ladies T-Shirts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3:</text:p>
          </table:table-cell>
          <table:table-cell office:value-type="string" calcext:value-type="string">
            <text:p>Scenario: Ladies T-Shirts image link is interactable on the homepage</text:p>
          </table:table-cell>
          <table:table-cell table:number-columns-repeated="5"/>
          <table:table-cell table:style-name="Default"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Ladies T-Shirts image</text:p>
            <text:p>Then the user sees that the image is interact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</table:table>
      <table:table table:name="Men's Outerwear" table:style-name="ta1">
        <table:table-column table:style-name="co1" table:number-columns-repeated="2" table:default-cell-style-name="Default"/>
        <table:table-column table:style-name="co1" table:number-columns-repeated="2" table:default-cell-style-name="ce25"/>
        <table:table-column table:style-name="co1" table:default-cell-style-name="ce26"/>
        <table:table-column table:style-name="co1" table:number-columns-repeated="5" table:default-cell-style-name="Default"/>
        <table:table-column table:style-name="co1" table:default-cell-style-name="ce25"/>
        <table:table-column table:style-name="co1" table:default-cell-style-name="ce26"/>
        <table:table-row table:style-name="ro1">
          <table:table-cell table:style-name="ce13" office:value-type="string" calcext:value-type="string">
            <text:p>Site URL:</text:p>
          </table:table-cell>
          <table:table-cell table:style-name="ce14" office:value-type="string" calcext:value-type="string" table:number-columns-spanned="4" table:number-rows-spanned="1">
            <text:p><text:a xlink:href="https://shop.polymer-project.org/list/mens_outerwear" xlink:type="simple">https://shop.polymer-project.org/list/mens_outerwear</text:a></text:p>
          </table:table-cell>
          <table:covered-table-cell table:number-columns-repeated="3" table:style-name="Default"/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5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5"/>
          <table:table-cell table:style-name="ce15" office:value-type="string" calcext:value-type="string">
            <text:p>TC9:</text:p>
          </table:table-cell>
          <table:table-cell table:style-name="ce25" office:value-type="string" calcext:value-type="string">
            <text:p>Scenario: Main image is displayed on the Men’s Outerwear 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6"/>
          <table:table-cell table:style-name="ce19" office:value-type="string" calcext:value-type="string">
            <text:p>Given the user is on the page</text:p>
            <text:p>When the user looks at the main image</text:p>
            <text:p>Then the user can notice the image displayed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5"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list/mens_outerwear" xlink:type="simple">https://shop.polymer-project.org/list/mens_outerwear</text:a></text:p>
          </table:table-cell>
          <table:table-cell table:number-columns-repeated="5"/>
          <table:table-cell table:style-name="ce20" office:value-type="string" calcext:value-type="string">
            <text:p>AC1:</text:p>
          </table:table-cell>
          <table:table-cell table:style-name="ce25"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5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5"/>
          <table:table-cell table:style-name="ce15" office:value-type="string" calcext:value-type="string">
            <text:p>TC10:</text:p>
          </table:table-cell>
          <table:table-cell table:style-name="ce25" office:value-type="string" calcext:value-type="string">
            <text:p>Scenario: Men'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6"/>
          <table:table-cell table:style-name="ce19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5"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3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Correct &lt;Title&gt;: Men's Outerwear – SHOP</text:p>
            <text:p>Is displayed</text:p>
          </table:table-cell>
          <table:table-cell table:number-columns-repeated="5"/>
          <table:table-cell table:style-name="ce20" office:value-type="string" calcext:value-type="string">
            <text:p>AC1:</text:p>
          </table:table-cell>
          <table:table-cell table:style-name="ce25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3"/>
          <table:table-cell table:style-name="ce15" office:value-type="string" calcext:value-type="string">
            <text:p>AC2:</text:p>
          </table:table-cell>
          <table:table-cell table:style-name="ce25" office:value-type="string" calcext:value-type="string">
            <text:p>The string has correct text – </text:p>
            <text:p>Men’s Outerwear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5" office:value-type="string" calcext:value-type="string">
            <text:p>TC3:</text:p>
          </table:table-cell>
          <table:table-cell office:value-type="string" calcext:value-type="string">
            <text:p>Scenario: SHOP button is interactable on the Men’s Outerwear page</text:p>
          </table:table-cell>
          <table:table-cell table:number-columns-repeated="5"/>
          <table:table-cell table:style-name="ce15" office:value-type="string" calcext:value-type="string">
            <text:p>TC11:</text:p>
          </table:table-cell>
          <table:table-cell table:style-name="ce25" office:value-type="string" calcext:value-type="string">
            <text:p>Scenario: Items quantity has correct text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6"/>
          <table:table-cell table:style-name="ce19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5"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5"/>
          <table:table-cell table:style-name="ce20" office:value-type="string" calcext:value-type="string">
            <text:p>AC1:</text:p>
          </table:table-cell>
          <table:table-cell table:style-name="ce25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table:style-name="ce15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5"/>
          <table:table-cell table:style-name="ce15" office:value-type="string" calcext:value-type="string">
            <text:p>AC2:</text:p>
          </table:table-cell>
          <table:table-cell table:style-name="ce25" office:value-type="string" calcext:value-type="string">
            <text:p>The string has correct text -</text:p>
            <text:p>(16 items)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5" office:value-type="string" calcext:value-type="string">
            <text:p>TC4:</text:p>
          </table:table-cell>
          <table:table-cell office:value-type="string" calcext:value-type="string">
            <text:p>Scenario: Cart button is interactable on the Men’s Outerwear page</text:p>
          </table:table-cell>
          <table:table-cell table:number-columns-repeated="5"/>
          <table:table-cell table:style-name="ce15" office:value-type="string" calcext:value-type="string">
            <text:p>TC12:</text:p>
          </table:table-cell>
          <table:table-cell table:style-name="ce25" office:value-type="string" calcext:value-type="string">
            <text:p>Scenario: Product’s link is interactabl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6"/>
          <table:table-cell table:style-name="ce19" office:value-type="string" calcext:value-type="string">
            <text:p>Given the user is on the page</text:p>
            <text:p>When the user clicks at the product</text:p>
            <text:p>Then the user sees that the product is interactable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5"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5"/>
          <table:table-cell table:style-name="ce20" office:value-type="string" calcext:value-type="string">
            <text:p>AC1:</text:p>
          </table:table-cell>
          <table:table-cell table:style-name="ce25" office:value-type="string" calcext:value-type="string">
            <text:p>The product is visible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5"/>
          <table:table-cell table:style-name="ce15" office:value-type="string" calcext:value-type="string">
            <text:p>AC2:</text:p>
          </table:table-cell>
          <table:table-cell table:style-name="ce25" office:value-type="string" calcext:value-type="string">
            <text:p>The product can be clicked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5" office:value-type="string" calcext:value-type="string">
            <text:p>TC5:</text:p>
          </table:table-cell>
          <table:table-cell office:value-type="string" calcext:value-type="string">
            <text:p>Scenario: Men’s Outerwear button is interactable on the Men’s Outerwear page</text:p>
          </table:table-cell>
          <table:table-cell table:number-columns-repeated="5"/>
          <table:table-cell table:style-name="ce15" office:value-type="string" calcext:value-type="string">
            <text:p>TC13:</text:p>
          </table:table-cell>
          <table:table-cell table:style-name="ce25" office:value-type="string" calcext:value-type="string">
            <text:p>Scenario: Correct product’s name is displayed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6"/>
          <table:table-cell table:style-name="ce19" office:value-type="string" calcext:value-type="string">
            <text:p>Given the user is on the page</text:p>
            <text:p>When the user looks at the product’s name</text:p>
            <text:p>Then the user sees that the name displayed is correct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5"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5"/>
          <table:table-cell table:style-name="ce20" office:value-type="string" calcext:value-type="string">
            <text:p>AC1:</text:p>
          </table:table-cell>
          <table:table-cell table:style-name="ce25"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5"/>
          <table:table-cell table:style-name="ce15" office:value-type="string" calcext:value-type="string">
            <text:p>AC2:</text:p>
          </table:table-cell>
          <table:table-cell table:style-name="ce25"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1"/>
          <table:table-cell/>
          <table:table-cell table:style-name="ce24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5" office:value-type="string" calcext:value-type="string">
            <text:p>TC6:</text:p>
          </table:table-cell>
          <table:table-cell office:value-type="string" calcext:value-type="string">
            <text:p>Scenario: Ladies Outerwear button is interactable on the Men’s Outerwear page</text:p>
          </table:table-cell>
          <table:table-cell table:number-columns-repeated="5"/>
          <table:table-cell table:style-name="ce15" office:value-type="string" calcext:value-type="string">
            <text:p>TC14:</text:p>
          </table:table-cell>
          <table:table-cell table:style-name="ce25" office:value-type="string" calcext:value-type="string">
            <text:p>Scenario: Correct product’s price is displayed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6"/>
          <table:table-cell table:style-name="ce19" office:value-type="string" calcext:value-type="string">
            <text:p>Given the user is on the page</text:p>
            <text:p>When the user looks at the product’s price</text:p>
            <text:p>Then the user sees that the price displayed is correct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5"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5"/>
          <table:table-cell table:style-name="ce20" office:value-type="string" calcext:value-type="string">
            <text:p>AC1:</text:p>
          </table:table-cell>
          <table:table-cell table:style-name="ce25"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5"/>
          <table:table-cell table:style-name="ce15" office:value-type="string" calcext:value-type="string">
            <text:p>AC2:</text:p>
          </table:table-cell>
          <table:table-cell table:style-name="ce25" office:value-type="string" calcext:value-type="string">
            <text:p>Correct pric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1"/>
          <table:table-cell/>
          <table:table-cell table:style-name="ce24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5" office:value-type="string" calcext:value-type="string">
            <text:p>TC7:</text:p>
          </table:table-cell>
          <table:table-cell office:value-type="string" calcext:value-type="string">
            <text:p>Scenario: Men’s T-Shirts button is interactable on the Men’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5"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7"/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5" office:value-type="string" calcext:value-type="string">
            <text:p>TC8:</text:p>
          </table:table-cell>
          <table:table-cell office:value-type="string" calcext:value-type="string">
            <text:p>Scenario: Ladies T-Shirts button is interactable on the Men’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5"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7"/>
          <table:table-cell table:style-name="Default" table:number-columns-repeated="2"/>
        </table:table-row>
      </table:table>
      <table:table table:name="Ladies Outerwear" table:style-name="ta1">
        <table:table-column table:style-name="co1" table:number-columns-repeated="2" table:default-cell-style-name="Default"/>
        <table:table-column table:style-name="co1" table:number-columns-repeated="2" table:default-cell-style-name="ce25"/>
        <table:table-column table:style-name="co1" table:default-cell-style-name="ce26"/>
        <table:table-column table:style-name="co1" table:number-columns-repeated="5" table:default-cell-style-name="Default"/>
        <table:table-column table:style-name="co1" table:default-cell-style-name="ce25"/>
        <table:table-column table:style-name="co1" table:default-cell-style-name="ce26"/>
        <table:table-row table:style-name="ro1">
          <table:table-cell table:style-name="ce13" office:value-type="string" calcext:value-type="string">
            <text:p>Site URL:</text:p>
          </table:table-cell>
          <table:table-cell table:style-name="ce14" office:value-type="string" calcext:value-type="string" table:number-columns-spanned="4" table:number-rows-spanned="1">
            <text:p><text:a xlink:href="https://shop.polymer-project.org/list/ladies_outerwear" xlink:type="simple">https://shop.polymer-project.org/list/ladies_outerwear</text:a></text:p>
          </table:table-cell>
          <table:covered-table-cell table:number-columns-repeated="3" table:style-name="Default"/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5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5"/>
          <table:table-cell table:style-name="ce15" office:value-type="string" calcext:value-type="string">
            <text:p>TC9:</text:p>
          </table:table-cell>
          <table:table-cell table:style-name="ce25" office:value-type="string" calcext:value-type="string">
            <text:p>Scenario: Main image is displayed on the Ladies Outerwear 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6"/>
          <table:table-cell table:style-name="ce19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5"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list/ladies_outerwear" xlink:type="simple">https://shop.polymer-project.org/list/ladies_outerwear</text:a></text:p>
          </table:table-cell>
          <table:table-cell table:number-columns-repeated="5"/>
          <table:table-cell table:style-name="ce20" office:value-type="string" calcext:value-type="string">
            <text:p>AC1:</text:p>
          </table:table-cell>
          <table:table-cell table:style-name="ce25"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5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5"/>
          <table:table-cell table:style-name="ce15" office:value-type="string" calcext:value-type="string">
            <text:p>TC10:</text:p>
          </table:table-cell>
          <table:table-cell table:style-name="ce25" office:value-type="string" calcext:value-type="string">
            <text:p>Scenario: Ladie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6"/>
          <table:table-cell table:style-name="ce19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5"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3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Correct &lt;Title&gt;: Ladies Outerwear – SHOP</text:p>
            <text:p>Is displayed</text:p>
          </table:table-cell>
          <table:table-cell table:number-columns-repeated="5"/>
          <table:table-cell table:style-name="ce20" office:value-type="string" calcext:value-type="string">
            <text:p>AC1:</text:p>
          </table:table-cell>
          <table:table-cell table:style-name="ce25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3"/>
          <table:table-cell table:style-name="ce15" office:value-type="string" calcext:value-type="string">
            <text:p>AC2:</text:p>
          </table:table-cell>
          <table:table-cell table:style-name="ce25" office:value-type="string" calcext:value-type="string">
            <text:p>The string has correct text – </text:p>
            <text:p>Ladies Outerwear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5" office:value-type="string" calcext:value-type="string">
            <text:p>TC3:</text:p>
          </table:table-cell>
          <table:table-cell office:value-type="string" calcext:value-type="string">
            <text:p>Scenario: SHOP button is interactable on the Ladies Outerwear page</text:p>
          </table:table-cell>
          <table:table-cell table:number-columns-repeated="5"/>
          <table:table-cell table:style-name="ce15" office:value-type="string" calcext:value-type="string">
            <text:p>TC11:</text:p>
          </table:table-cell>
          <table:table-cell table:style-name="ce25" office:value-type="string" calcext:value-type="string">
            <text:p>Scenario: Items quantity has correct text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6"/>
          <table:table-cell table:style-name="ce19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5"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5"/>
          <table:table-cell table:style-name="ce20" office:value-type="string" calcext:value-type="string">
            <text:p>AC1:</text:p>
          </table:table-cell>
          <table:table-cell table:style-name="ce25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table:style-name="ce15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5"/>
          <table:table-cell table:style-name="ce15" office:value-type="string" calcext:value-type="string">
            <text:p>AC2:</text:p>
          </table:table-cell>
          <table:table-cell table:style-name="ce25" office:value-type="string" calcext:value-type="string">
            <text:p>The string has correct text -</text:p>
            <text:p>(6 items)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5" office:value-type="string" calcext:value-type="string">
            <text:p>TC4:</text:p>
          </table:table-cell>
          <table:table-cell office:value-type="string" calcext:value-type="string">
            <text:p>Scenario: Cart button is interactable on the Ladies Outerwear page</text:p>
          </table:table-cell>
          <table:table-cell table:number-columns-repeated="5"/>
          <table:table-cell table:style-name="ce15" office:value-type="string" calcext:value-type="string">
            <text:p>TC12:</text:p>
          </table:table-cell>
          <table:table-cell table:style-name="ce25" office:value-type="string" calcext:value-type="string">
            <text:p>Scenario: Product’s link is interactabl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6"/>
          <table:table-cell table:style-name="ce19" office:value-type="string" calcext:value-type="string">
            <text:p>Given the user is on the page</text:p>
            <text:p>When the user clicks at the product</text:p>
            <text:p>Then the user sees that the product is interactable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5"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5"/>
          <table:table-cell table:style-name="ce20" office:value-type="string" calcext:value-type="string">
            <text:p>AC1:</text:p>
          </table:table-cell>
          <table:table-cell table:style-name="ce25" office:value-type="string" calcext:value-type="string">
            <text:p>The product is visible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5"/>
          <table:table-cell table:style-name="ce15" office:value-type="string" calcext:value-type="string">
            <text:p>AC2:</text:p>
          </table:table-cell>
          <table:table-cell table:style-name="ce25" office:value-type="string" calcext:value-type="string">
            <text:p>The product can be clicked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5" office:value-type="string" calcext:value-type="string">
            <text:p>TC5:</text:p>
          </table:table-cell>
          <table:table-cell office:value-type="string" calcext:value-type="string">
            <text:p>Scenario: Men’s Outerwear button is interactable on the Ladies Outerwear page</text:p>
          </table:table-cell>
          <table:table-cell table:number-columns-repeated="5"/>
          <table:table-cell table:style-name="ce15" office:value-type="string" calcext:value-type="string">
            <text:p>TC13:</text:p>
          </table:table-cell>
          <table:table-cell table:style-name="ce25" office:value-type="string" calcext:value-type="string">
            <text:p>Scenario: Correct product’s name is displayed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6"/>
          <table:table-cell table:style-name="ce19" office:value-type="string" calcext:value-type="string">
            <text:p>Given the user is on the page</text:p>
            <text:p>When the user looks at the product’s name</text:p>
            <text:p>Then the user sees that the name displayed is correct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5"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5"/>
          <table:table-cell table:style-name="ce20" office:value-type="string" calcext:value-type="string">
            <text:p>AC1:</text:p>
          </table:table-cell>
          <table:table-cell table:style-name="ce25"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5"/>
          <table:table-cell table:style-name="ce15" office:value-type="string" calcext:value-type="string">
            <text:p>AC2:</text:p>
          </table:table-cell>
          <table:table-cell table:style-name="ce25"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1"/>
          <table:table-cell table:style-name="ce24"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5" office:value-type="string" calcext:value-type="string">
            <text:p>TC6:</text:p>
          </table:table-cell>
          <table:table-cell office:value-type="string" calcext:value-type="string">
            <text:p>Scenario: Ladies Outerwear button is interactable on the Ladie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6"/>
          <table:table-cell table:style-name="ce15" office:value-type="string" calcext:value-type="string">
            <text:p>TC14:</text:p>
          </table:table-cell>
          <table:table-cell table:style-name="ce25" office:value-type="string" calcext:value-type="string">
            <text:p>Scenario: Correct product’s price is displayed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5"/>
          <table:table-cell table:style-name="ce19" office:value-type="string" calcext:value-type="string">
            <text:p>Given the user is on the page</text:p>
            <text:p>When the user looks at the product’s price</text:p>
            <text:p>Then the user sees that the price displayed is correct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5"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table:style-name="ce15"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5"/>
          <table:table-cell table:style-name="ce20" office:value-type="string" calcext:value-type="string">
            <text:p>AC1:</text:p>
          </table:table-cell>
          <table:table-cell table:style-name="ce25"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15" office:value-type="string" calcext:value-type="string">
            <text:p>AC2:</text:p>
          </table:table-cell>
          <table:table-cell table:style-name="ce25" office:value-type="string" calcext:value-type="string">
            <text:p>Correct pric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1"/>
          <table:table-cell table:style-name="ce24" table:number-columns-repeated="3"/>
        </table:table-row>
        <table:table-row table:style-name="ro1">
          <table:table-cell/>
          <table:table-cell table:style-name="ce15" office:value-type="string" calcext:value-type="string">
            <text:p>TC7:</text:p>
          </table:table-cell>
          <table:table-cell office:value-type="string" calcext:value-type="string">
            <text:p>Scenario: Men’s T-Shirts button is interactable on the Ladie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5"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7"/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5" office:value-type="string" calcext:value-type="string">
            <text:p>TC8:</text:p>
          </table:table-cell>
          <table:table-cell office:value-type="string" calcext:value-type="string">
            <text:p>Scenario: Ladies T-Shirts button is interactable on the Ladie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5"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7"/>
          <table:table-cell table:style-name="Default" table:number-columns-repeated="2"/>
        </table:table-row>
      </table:table>
      <table:table table:name="Men's T-Shirts" table:style-name="ta1">
        <table:table-column table:style-name="co1" table:default-cell-style-name="Default"/>
        <table:table-column table:style-name="co1" table:default-cell-style-name="ce15"/>
        <table:table-column table:style-name="co1" table:number-columns-repeated="2" table:default-cell-style-name="ce25"/>
        <table:table-column table:style-name="co1" table:default-cell-style-name="ce26"/>
        <table:table-row table:style-name="ro1">
          <table:table-cell table:style-name="ce13" office:value-type="string" calcext:value-type="string">
            <text:p>Site URL:</text:p>
          </table:table-cell>
          <table:table-cell table:style-name="Default" office:value-type="string" calcext:value-type="string">
            <text:p><text:a xlink:href="https://shop.polymer-project.org/list/mens_tshirts" xlink:type="simple">https://shop.polymer-project.org/list/mens_tshirts</text:a>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Men’s T-Shirts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40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Ladies T-shirts" table:style-name="ta1">
        <table:table-column table:style-name="co1" table:default-cell-style-name="Default"/>
        <table:table-column table:style-name="co1" table:default-cell-style-name="ce15"/>
        <table:table-column table:style-name="co1" table:number-columns-repeated="2" table:default-cell-style-name="ce25"/>
        <table:table-column table:style-name="co1" table:default-cell-style-name="ce26"/>
        <table:table-row table:style-name="ro1">
          <table:table-cell table:style-name="ce13" office:value-type="string" calcext:value-type="string">
            <text:p>Site URL:</text:p>
          </table:table-cell>
          <table:table-cell table:style-name="ce14" office:value-type="string" calcext:value-type="string" table:number-columns-spanned="4" table:number-rows-spanned="1">
            <text:p><text:a xlink:href="https://shop.polymer-project.org/list/ladies_tshirts" xlink:type="simple">https://shop.polymer-project.org/list/ladies_tshirts</text:a>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Ladies T-Shirts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19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Product" table:style-name="ta1">
        <table:table-column table:style-name="co1" table:default-cell-style-name="Default"/>
        <table:table-column table:style-name="co1" table:default-cell-style-name="ce15"/>
        <table:table-column table:style-name="co1" table:number-columns-repeated="2" table:default-cell-style-name="ce25"/>
        <table:table-column table:style-name="co1" table:default-cell-style-name="ce26"/>
        <table:table-column table:style-name="co1" table:number-columns-repeated="2" table:default-cell-style-name="Default"/>
        <table:table-row table:style-name="ro1">
          <table:table-cell table:style-name="ce13" office:value-type="string" calcext:value-type="string">
            <text:p>Site URL:</text:p>
          </table:table-cell>
          <table:table-cell table:style-name="ce14" office:value-type="string" calcext:value-type="string" table:number-columns-spanned="6" table:number-rows-spanned="1">
            <text:p><text:a xlink:href="https://shop.polymer-project.org/detail/mens_outerwear/Men+s+Tech+Shell+Full-Zip" xlink:type="simple">https://shop.polymer-project.org/detail/mens_outerwear/Men+s+Tech+Shell+Full-Zip</text:a></text:p>
          </table:table-cell>
          <table:covered-table-cell table:number-columns-repeated="3" table:style-name="Default"/>
          <table:covered-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looks at the page</text:p>
            <text:p>Then the user can see the product’s image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looks at the product’s name</text:p>
            <text:p>Then the user can see the correct product’s name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string is displayed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looks at the product’s price</text:p>
            <text:p>Then the user can see the correct product’s price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string is displayed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clicks the size option</text:p>
            <text:p>Then the user can pick one of the listed options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ize opti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ize option can be interac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size options are listed correctly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clicks the quantity option</text:p>
            <text:p>Then the user can pick one of the listed options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quantity opti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option can be interac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quantity options are listed correctly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clicks the Add to Cart button</text:p>
            <text:p>Then the user can see that button is interactable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4"/>
        </table:table-row>
        <table:table-row table:style-name="ro1">
          <table:table-cell/>
          <table:table-cell table:style-name="ce31"/>
          <table:table-cell table:style-name="ce24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clicks the Back button</text:p>
            <text:p>Then the user can see that the button is interactable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4"/>
        </table:table-row>
      </table:table>
      <table:table table:name="Cart" table:style-name="ta1">
        <table:table-column table:style-name="co1" table:default-cell-style-name="Default"/>
        <table:table-column table:style-name="co1" table:default-cell-style-name="ce15"/>
        <table:table-column table:style-name="co1" table:number-columns-repeated="2" table:default-cell-style-name="ce25"/>
        <table:table-column table:style-name="co1" table:default-cell-style-name="ce26"/>
        <table:table-row table:style-name="ro1">
          <table:table-cell table:style-name="ce13" office:value-type="string" calcext:value-type="string">
            <text:p>Site URL:</text:p>
          </table:table-cell>
          <table:table-cell table:style-name="ce14" office:value-type="string" calcext:value-type="string" table:number-columns-spanned="3" table:number-rows-spanned="1">
            <text:p><text:a xlink:href="https://shop.polymer-project.org/cart" xlink:type="simple">https://shop.polymer-project.org/cart</text:a></text:p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empty cart page</text:p>
            <text:p>When the user sees the page</text:p>
            <text:p>Then the user can see the text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con is visible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AC3:</text:p>
          </table:table-cell>
          <table:table-cell office:value-type="string" calcext:value-type="string">
            <text:p>Correct string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opulated cart page</text:p>
            <text:p>When the user looks at the page</text:p>
            <text:p>Then the user can see the added item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tem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is visible</text:p>
          </table:table-cell>
          <table:table-cell table:number-columns-repeated="2"/>
        </table:table-row>
        <table:table-row table:style-name="ro1">
          <table:table-cell/>
          <table:table-cell table:style-name="ce31"/>
          <table:table-cell table:style-name="ce24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opulated cart page</text:p>
            <text:p>When the user clicks the product’s name</text:p>
            <text:p>Then the user is redirected to the item’s pag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nam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opulated cart page</text:p>
            <text:p>When the user clicks the quantity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quantity opti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option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quantity options are listed correctly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opulated cart page</text:p>
            <text:p>When the user clicks the cancel button</text:p>
            <text:p>Then the user can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>
          <table:table-cell/>
          <table:table-cell table:style-name="ce31"/>
          <table:table-cell table:style-name="ce24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opulated cart page</text:p>
            <text:p>When the user clicks the Checkout button</text:p>
            <text:p>Then the user can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</table:table>
      <table:table table:name="Checkout" table:style-name="ta1">
        <table:table-column table:style-name="co1" table:default-cell-style-name="Default"/>
        <table:table-column table:style-name="co1" table:default-cell-style-name="ce15"/>
        <table:table-column table:style-name="co1" table:number-columns-repeated="2" table:default-cell-style-name="ce25"/>
        <table:table-column table:style-name="co1" table:default-cell-style-name="ce26"/>
        <table:table-column table:style-name="co1" table:number-columns-repeated="3" table:default-cell-style-name="Default"/>
        <table:table-column table:style-name="co1" table:number-columns-repeated="2" table:default-cell-style-name="ce25"/>
        <table:table-column table:style-name="co1" table:default-cell-style-name="ce26"/>
        <table:table-row table:style-name="ro1">
          <table:table-cell table:style-name="ce13" office:value-type="string" calcext:value-type="string">
            <text:p>Site URL:</text:p>
          </table:table-cell>
          <table:table-cell table:style-name="ce14" office:value-type="string" calcext:value-type="string" table:number-columns-spanned="3" table:number-rows-spanned="1">
            <text:p><text:a xlink:href="https://shop.polymer-project.org/checkout" xlink:type="simple">https://shop.polymer-project.org/checkout</text:a>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  <table:table-cell table:style-name="ce15" office:value-type="string" calcext:value-type="string">
            <text:p>TC12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looks at the form’s first section</text:p>
            <text:p>Then the user can see the correct &lt;string&gt; displayed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interacts with the country option</text:p>
            <text:p>Then the user can pick one of the options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country option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Account Information</text:p>
          </table:table-cell>
          <table:table-cell table:number-columns-repeated="4"/>
          <table:table-cell table:style-name="ce15" office:value-type="string" calcext:value-type="string">
            <text:p>AC2:</text:p>
          </table:table-cell>
          <table:table-cell office:value-type="string" calcext:value-type="string">
            <text:p>The country option field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5" office:value-type="string" calcext:value-type="string">
            <text:p>AC3:</text:p>
          </table:table-cell>
          <table:table-cell office:value-type="string" calcext:value-type="string">
            <text:p>The country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5"/>
          <table:table-cell table:style-name="ce15" office:value-type="string" calcext:value-type="string">
            <text:p>TC13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looks at the form’s second section</text:p>
            <text:p>Then the user can see the correct &lt;string&gt; displayed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interacts with the checkbox</text:p>
            <text:p>Then the user sees that the checkbox can be tick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checkbox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Shipping address</text:p>
          </table:table-cell>
          <table:table-cell table:number-columns-repeated="4"/>
          <table:table-cell table:style-name="ce15" office:value-type="string" calcext:value-type="string">
            <text:p>AC2:</text:p>
          </table:table-cell>
          <table:table-cell office:value-type="string" calcext:value-type="string">
            <text:p>The checkbox can be click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31"/>
          <table:table-cell table:style-name="ce24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5"/>
          <table:table-cell table:style-name="ce15" office:value-type="string" calcext:value-type="string">
            <text:p>TC14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looks at the form’s third section</text:p>
            <text:p>Then the user can see the correct &lt;string&gt; displayed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interacts with the Cardholder name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Billing Address</text:p>
          </table:table-cell>
          <table:table-cell table:number-columns-repeated="4"/>
          <table:table-cell table:style-name="ce15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5"/>
          <table:table-cell table:style-name="ce15" office:value-type="string" calcext:value-type="string">
            <text:p>TC15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looks at the form’s fourth section</text:p>
            <text:p>Then the user can see the correct &lt;string&gt; displayed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interacts with the Card Number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Payment Method</text:p>
          </table:table-cell>
          <table:table-cell table:number-columns-repeated="4"/>
          <table:table-cell table:style-name="ce15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5"/>
          <table:table-cell table:style-name="ce15" office:value-type="string" calcext:value-type="string">
            <text:p>TC16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looks at the form’s fifth section</text:p>
            <text:p>Then the user can see the correct &lt;string&gt; displayed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clicks the month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month option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Order Summary</text:p>
          </table:table-cell>
          <table:table-cell table:number-columns-repeated="4"/>
          <table:table-cell table:style-name="ce15" office:value-type="string" calcext:value-type="string">
            <text:p>AC2:</text:p>
          </table:table-cell>
          <table:table-cell office:value-type="string" calcext:value-type="string">
            <text:p>The month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5" office:value-type="string" calcext:value-type="string">
            <text:p>AC3:</text:p>
          </table:table-cell>
          <table:table-cell office:value-type="string" calcext:value-type="string">
            <text:p>The month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5"/>
          <table:table-cell table:style-name="ce15" office:value-type="string" calcext:value-type="string">
            <text:p>TC17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interacts with the Email field</text:p>
            <text:p>Then the user can see that the field is fillable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clicks the year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year opti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5" office:value-type="string" calcext:value-type="string">
            <text:p>AC2:</text:p>
          </table:table-cell>
          <table:table-cell office:value-type="string" calcext:value-type="string">
            <text:p>The year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5" office:value-type="string" calcext:value-type="string">
            <text:p>AC3:</text:p>
          </table:table-cell>
          <table:table-cell office:value-type="string" calcext:value-type="string">
            <text:p>The year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table:number-columns-repeated="5"/>
          <table:table-cell table:style-name="ce15" office:value-type="string" calcext:value-type="string">
            <text:p>TC18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interacts with the Phone Number field</text:p>
            <text:p>Then the user can see that the field is fillable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interacts with the CVV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5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8:</text:p>
          </table:table-cell>
          <table:table-cell table:number-columns-repeated="5"/>
          <table:table-cell table:style-name="ce15" office:value-type="string" calcext:value-type="string">
            <text:p>TC19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interacts with the Address field</text:p>
            <text:p>Then the user can see that the field is fillable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interacts with the Place Order button</text:p>
            <text:p>Then the user can see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5"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9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interacts with the City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0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interacts with the State/Province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1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interacts with the Zip/Postal Code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6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7">00.00.0000</text:date>, <text:time style:data-style-name="N2" text:time-value="07:30:50.712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11:33:14.147000000</meta:creation-date>
    <dc:date>2024-06-27T07:42:19.307000000</dc:date>
    <meta:editing-duration>PT5H31M29S</meta:editing-duration>
    <meta:editing-cycles>31</meta:editing-cycles>
    <meta:generator>LibreOffice/7.6.2.1$Windows_X86_64 LibreOffice_project/56f7684011345957bbf33a7ee678afaf4d2ba333</meta:generator>
    <meta:document-statistic meta:table-count="8" meta:cell-count="745" meta:object-count="0"/>
  </office:meta>
</office:document-meta>
</file>